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4301472" text:id="ct184301472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84301584" text:id="ct184301584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84300744" text:id="ct184300744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84283336" text:id="ct18428333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4757488" text:id="ct18475748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4769280" text:id="ct184769280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84279984" text:id="ct184279984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II. COMMISSION CADRE DE VIE/PATRIMOINE</text:p>
      <text:p text:style-name="P4">(<text:change-start text:change-id="ct184301472"/>self.utranslate("weekday_%s" % self.getPreMeetingDate_3().aDay().lower(), domain="plonelocales")<text:change-end text:change-id="ct184301472"/> <text:change-start text:change-id="ct184301584"/>tool.formatDate(self.getPreMeetingDate_3(), withHour=True)<text:change-end text:change-id="ct184301584"/>, <text:change-start text:change-id="ct184300744"/>self.getPreMeetingPlace_3()<text:change-end text:change-id="ct184300744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2">tool.toHTMLStrikedContent</text:span><text:span text:style-name="T2">(self.getPreMeetingAssembly_3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</text:span><text:span text:style-name="T2">['commission-cadre-de-vie', 'commission-patrimoine',]</text:span><text:span text:style-name="T3">, renumber=True)</text:span></text:p></office:annotation></text:span><text:change-start text:change-id="ct184283336"/><text:span text:style-name="T1">item[0]</text:span><text:change-end text:change-id="ct184283336"/><text:span text:style-name="T1">. </text:span><text:change-start text:change-id="ct184757488"/><text:span text:style-name="T1">item[1].Title()</text:span><text:change-end text:change-id="ct18475748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cadre-de-vie-1er-supplement', 'commission-patrimoin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</text:span><text:span text:style-name="T2">['commission-cadre-de-vie-1er-supplement', 'commission-patrimoine-1er-supplement',]</text:span><text:span text:style-name="T3">, renumber=True, firstNumber=len(</text:span><text:span text:style-name="T2">self.adapted().getPrintableItems(itemUids, categories=['commission-cadre-de-vie-1er-supplement', 'commission-patrimoine-1er-supplement',], renumber=True)</text:span><text:span text:style-name="T3">)+1)</text:span></text:p></office:annotation></text:span><text:change-start text:change-id="ct184769280"/><text:span text:style-name="T1">item[0]</text:span><text:change-end text:change-id="ct184769280"/><text:span text:style-name="T1">. </text:span><text:change-start text:change-id="ct184279984"/><text:span text:style-name="T1">item[1].Title()</text:span><text:change-end text:change-id="ct184279984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1:52</dc:date>
    <dc:creator>Gauthier Bastien</dc:creator>
    <meta:editing-duration>PT3H10M4S</meta:editing-duration>
    <meta:editing-cycles>57</meta:editing-cycles>
    <meta:generator>LibreOffice/3.5$Linux_x86 LibreOffice_project/350m1$Build-2</meta:generator>
    <meta:document-statistic meta:table-count="2" meta:image-count="0" meta:object-count="0" meta:page-count="1" meta:paragraph-count="10" meta:word-count="33" meta:character-count="377" meta:non-whitespace-character-count="357"/>
  </office:meta>
</office:document-meta>
</file>